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koHtmlSaxParser.getConfig( Properties propert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koHtmlSaxParser.NekoHtmlSaxParser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